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le1" style:family="table">
      <style:table-properties style:width="6.3854in" fo:margin-left="0.5458in" fo:margin-right="-0.0063in" table:align="margins"/>
    </style:style>
    <style:style style:name="Table1.A" style:family="table-column">
      <style:table-column-properties style:column-width="1.6986in" style:rel-column-width="17435*"/>
    </style:style>
    <style:style style:name="Table1.B" style:family="table-column">
      <style:table-column-properties style:column-width="4.6868in" style:rel-column-width="4810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Heading_20_1">
      <style:paragraph-properties fo:margin-left="0.052in" fo:margin-right="0in" fo:text-indent="0in" style:auto-text-indent="false"/>
    </style:style>
    <style:style style:name="P12" style:family="paragraph" style:parent-style-name="ChapterTitle" style:master-page-name="First_20_Page">
      <style:paragraph-properties style:page-number="auto"/>
    </style:style>
    <style:style style:name="P13" style:family="paragraph">
      <style:paragraph-properties fo:text-align="center"/>
    </style:style>
    <style:style style:name="P14" style:family="paragraph">
      <style:text-properties fo:font-size="10pt"/>
    </style:style>
    <style:style style:name="P15" style:family="paragraph">
      <style:paragraph-properties fo:text-align="center"/>
      <style:text-properties fo:font-size="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fo:margin-top="0.0799in" fo:margin-bottom="0.2799in" style:wrap="left" style:number-wrapped-paragraphs="no-limit" style:vertical-pos="bottom" style:vertical-rel="paragraph-content" style:horizontal-pos="right" style:horizontal-rel="paragraph" style:flow-with-text="true"/>
    </style:style>
    <style:style style:name="fr3" style:family="graphic" style:parent-style-name="Frame">
      <style:graphic-properties fo:margin-top="0.0799in" fo:margin-bottom="0.2799in" style:wrap="left" style:number-wrapped-paragraphs="no-limit" style:vertical-pos="top" style:vertical-rel="paragraph-content" style:horizontal-pos="right" style:horizontal-rel="paragraph" style:flow-with-text="true"/>
    </style:style>
    <style:style style:name="fr4" style:family="graphic" style:parent-style-name="Frame">
      <style:graphic-properties fo:margin-top="0.0799in" fo:margin-bottom="0.2799in" style:wrap="none" style:vertical-pos="bottom" style:vertical-rel="paragraph-content" style:horizontal-pos="center" style:horizontal-rel="paragraph"/>
    </style:style>
    <style:style style:name="fr5" style:family="graphic" style:parent-style-name="Frame">
      <style:graphic-properties fo:margin-top="0.0799in" fo:margin-bottom="0.2799in" style:wrap="none" style:vertical-pos="top" style:vertical-rel="paragraph-content" style:horizontal-pos="center" style:horizontal-rel="paragraph"/>
    </style:style>
    <style:style style:name="fr6" style:family="graphic" style:parent-style-name="Frame">
      <style:graphic-properties fo:margin-top="0.0799in" fo:margin-bottom="0.2799in" style:wrap="none" style:vertical-pos="bottom" style:vertical-rel="paragraph-content" style:horizontal-pos="center" style:horizontal-rel="paragraph"/>
    </style:style>
    <style:style style:name="fr7" style:family="graphic" style:parent-style-name="Frame">
      <style:graphic-properties fo:margin-top="0.0799in" fo:margin-bottom="0.2799in" style:wrap="left" style:number-wrapped-paragraphs="no-limit" style:vertical-pos="top" style:vertical-rel="paragraph-content" style:horizontal-pos="right" style:horizontal-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602in" style:run-through="foreground"/>
    </style:style>
    <style:style style:name="gr13" style:family="graphic">
      <style:graphic-properties draw:marker-end="Arrowheads_20_1" draw:textarea-horizontal-align="center" draw:textarea-vertical-align="middle" style:run-through="foreground"/>
    </style:style>
    <style:style style:name="gr14" style:family="graphic">
      <style:graphic-properties draw:marker-start="Arrowheads_20_1" draw:textarea-horizontal-align="center" draw:textarea-vertical-align="middle" style:run-through="foreground"/>
    </style:style>
    <style:style style:name="gr15" style:family="graphic">
      <style:graphic-properties draw:stroke="none" svg:stroke-color="#000000" draw:fill="none" draw:fill-color="#ffffff" fo:min-height="0.6354in" style:run-through="foreground"/>
    </style:style>
    <style:style style:name="gr16"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tyle:run-through="foreground" style:vertical-pos="from-top" style:vertical-rel="frame" style:horizontal-pos="from-left" style:horizontal-rel="frame" draw:wrap-influence-on-position="once-concurrent" style:flow-with-text="false"/>
    </style:style>
    <style:style style:name="gr19" style:family="graphic">
      <style:graphic-properties draw:stroke="none" svg:stroke-color="#000000" draw:fill="none" draw:fill-color="#ffffff" fo:min-height="0.4272in" style:run-through="foreground"/>
    </style:style>
    <style:style style:name="gr20" style:family="graphic">
      <style:graphic-properties draw:marker-start="" draw:marker-end="Arrowheads_20_1" draw:textarea-horizontal-align="center" draw:textarea-vertical-align="middle" style:run-through="foreground"/>
    </style:style>
    <style:style style:name="gr21" style:family="graphic">
      <style:graphic-properties draw:stroke="none" svg:stroke-color="#000000" draw:fill="none" draw:fill-color="#ffffff" fo:min-height="0.5102in" style:run-through="foreground"/>
    </style:style>
    <style:style style:name="gr22" style:family="graphic">
      <style:graphic-properties draw:marker-end="Arrow" draw:textarea-horizontal-align="center" draw:textarea-vertical-align="middle" style:run-through="foreground"/>
    </style:style>
    <style:style style:name="gr23" style:family="graphic">
      <style:graphic-properties draw:marker-start="Arrow"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2" text:outline-level="1">Animation</text:h>
      <text:h text:style-name="Heading_20_1" text:outline-level="2">Overview</text:h>
      <text:p text:style-name="Body">This chapter discusses how to use VisIt to create animations. There are three ways of creating animations using VisIt: flipbooks, keyframing, and scripting. For complex animations with perhaps hundreds or thousands of database time steps, it is often best to use scripting. VisIt provides Python and Java language interfaces that allow you to program animation and save image files that get converted into a movie. The flipbook approach is strictly for static animations in which only the database time step changes. This method allows database behavior over time to be quickly inspected without the added complexity of scripting or keyframing. Keyframed animation can exhibit complex behavior of the view, plot attributes, and database time states over time. This chapter emphasizes the flipbook and keyframe approaches and explains how to create animations both ways.</text:p>
      <text:h text:style-name="P11" text:outline-level="2"><text:alphabetical-index-mark-start text:id="IMark518967104"/>Animation<text:alphabetical-index-mark-end text:id="IMark518967104"/></text:h>
      <text:p text:style-name="Body">Animation is used mainly for looking at how scientific databases evolve over time. Databases usually consist of many discrete time steps that contain the state of a simulation at a specific instant in time. Creating visualizations using just one time step from the database does not reveal time-varying behavior. To be most effective, visualizations must be created for all time steps in the database.</text:p>
      <text:h text:style-name="Heading_20_2" text:outline-level="3">The <text:alphabetical-index-mark-start text:id="IMark518967104"/>.visit file<text:alphabetical-index-mark-end text:id="IMark518967104"/></text:h>
      <text:p text:style-name="Body">Since scientific databases usually consist of dozens to thousands of time states. Those time states can reside in any number of actual files. Some database file formats support having multiple time states in a single file while other formats require each time state to be located in its own file. When all time states are in their own file, it is important for VisIt to know which files comprise the database. VisIt attempts to use automatic file grouping to determine which files are in a database but sometimes it is better if you provide the actual list of files in a database when you want to generate an animation using VisIt. You can create a <text:span text:style-name="T1">.visit</text:span> file that contains a list of the files in the database. By having a list of files that make up the database, VisIt does not have to guess database membership based on file naming conventions. While this may appear to be inconvenient, it removes the possibility that VisIt will include a file that is not in the database. It also frees VisIt from having to know about dozens of ad-hoc file naming conventions. Having a <text:span text:style-name="T1">.visit </text:span>file also allows VisIt to make certain optimizations when generating a visualization. VisIt <text:soft-page-break/>provides a <text:span text:style-name="GUIText">Group</text:span> button in the <text:span text:style-name="GUIText">File Selection Window</text:span> to assist in the creation of a <text:span text:style-name="T1">.visit </text:span>file for databases that have no <text:span text:style-name="T1">.visit</text:span> file.</text:p>
      <text:h text:style-name="Heading_20_2" text:outline-level="3">Flipbook animation</text:h>
      <text:p text:style-name="Body">All that is needed to create a flipbook animation is a time-varying database. To view a flipbook animation, open a time-varying database, create plots as usual, and click the <text:span text:style-name="GUIText">Play</text:span> button in the <text:span text:style-name="GUIText">Main Window's File Panel</text:span> or in the visualization window's <text:span text:style-name="GUIText">Animation Toolbar</text:span>. A flipbook animation repeatedly cycles through all of the time states in the database displaying the plots for the current time state in the visualization window. The result is an animation that allows you to see the database evolve over time. The <text:span text:style-name="GUIText">VCR</text:span> buttons, shown in <text:sequence-ref text:reference-format="category-and-value" text:ref-name="refFigure1">Figure 1-1</text:sequence-ref>, allow you to control how a flipbook animation plays. The animation controls are are also used for controlling keyframe animations. Clicking the <text:span text:style-name="GUIText">Play</text:span> button causes VisIt to advance the database timestep until the <text:span text:style-name="GUIText">Stop</text:span> button is clicked. As the plots are generated for each database time state, the animation proceeds only as fast as the compute engine can generate plots. You have the option of caching the geometry for each time state so animations will play smoothly according to the animation playback speed once the plots for each database time state have been generated. </text:p>
      <text:h text:style-name="Heading_20_3" text:outline-level="4">Setting the time state</text:h>
      <text:p text:style-name="Body"><draw:frame draw:style-name="fr2" draw:name="Frame_AnimationControls" text:anchor-type="char" svg:width="4.889in" svg:height="4.7736in" draw:z-index="16"><draw:text-box><draw:g text:anchor-type="frame" draw:z-index="20" draw:style-name="gr18"><draw:frame draw:style-name="gr19" draw:text-style-name="P15" svg:width="0.698in" svg:height="0.4276in" svg:x="0.128in" svg:y="3.5346in"><draw:text-box><text:p text:style-name="P13"><text:span text:style-name="T3">Previous frame</text:span></text:p></draw:text-box></draw:frame><draw:frame draw:style-name="gr19" draw:text-style-name="P15" svg:width="0.698in" svg:height="0.4276in" svg:x="0.9154in" svg:y="3.5346in"><draw:text-box><text:p text:style-name="P13"><text:span text:style-name="T3">Reverse</text:span></text:p></draw:text-box></draw:frame><draw:frame draw:style-name="gr19" draw:text-style-name="P15" svg:width="0.698in" svg:height="0.4276in" svg:x="1.7035in" svg:y="3.5346in"><draw:text-box><text:p text:style-name="P13"><text:span text:style-name="T3">Stop</text:span></text:p></draw:text-box></draw:frame><draw:frame draw:style-name="gr19" draw:text-style-name="P15" svg:width="0.698in" svg:height="0.4276in" svg:x="2.4906in" svg:y="3.5346in"><draw:text-box><text:p text:style-name="P13"><text:span text:style-name="T3">Play</text:span></text:p></draw:text-box></draw:frame><draw:frame draw:style-name="gr19" draw:text-style-name="P15" svg:width="0.698in" svg:height="0.4276in" svg:x="3.278in" svg:y="3.5346in"><draw:text-box><text:p text:style-name="P13"><text:span text:style-name="T3">Next frame</text:span></text:p></draw:text-box></draw:frame><draw:line draw:style-name="gr20" draw:text-style-name="P13" svg:x1="0.4827in" svg:y1="3.5346in" svg:x2="0.4827in" svg:y2="3.1965in"><text:p/></draw:line><draw:line draw:style-name="gr20" draw:text-style-name="P13" svg:x1="1.2709in" svg:y1="3.5346in" svg:x2="1.2709in" svg:y2="3.1965in"><text:p/></draw:line><draw:line draw:style-name="gr20" draw:text-style-name="P13" svg:x1="2.0571in" svg:y1="3.5346in" svg:x2="2.0571in" svg:y2="3.1965in"><text:p/></draw:line><draw:line draw:style-name="gr20" draw:text-style-name="P13" svg:x1="2.8445in" svg:y1="3.5346in" svg:x2="2.8445in" svg:y2="3.1965in"><text:p/></draw:line><draw:line draw:style-name="gr20" draw:text-style-name="P13" svg:x1="3.6327in" svg:y1="3.5346in" svg:x2="3.6327in" svg:y2="3.1965in"><text:p/></draw:line></draw:g><draw:g text:anchor-type="frame" draw:z-index="22" draw:style-name="gr18"><draw:frame draw:style-name="gr21" svg:width="0.7815in" svg:height="0.5106in" svg:x="4.1902in" svg:y="1.0031in"><draw:text-box><text:p>Active timestep</text:p></draw:text-box></draw:frame><draw:line draw:style-name="gr22" draw:text-style-name="P13" svg:x1="4.1902in" svg:y1="1.2012in" svg:x2="3.6902in" svg:y2="0.6075in"><text:p/></draw:line><draw:line draw:style-name="gr23" draw:text-style-name="P13" svg:x1="3.0547in" svg:y1="2.7in" svg:x2="4.1902in" svg:y2="1.2in"><text:p/></draw:line><draw:line draw:style-name="gr23" draw:text-style-name="P13" svg:x1="0.2528in" svg:y1="2.7102in" svg:x2="4.1902in" svg:y2="1.2in"><text:p/></draw:line></draw:g><text:p text:style-name="Frame_20_contents"><draw:frame draw:style-name="fr8" draw:name="graphics2" text:anchor-type="paragraph" svg:x="2.3299in" svg:y="3.8437in" svg:width="1.5937in" svg:height="0.3335in" draw:z-index="17"><draw:image xlink:href="../images/Animation/animationtoolbar.png" xlink:type="simple" xlink:show="embed" xlink:actuate="onLoad"/></draw:frame><draw:frame draw:style-name="fr8" draw:name="graphics1" text:anchor-type="paragraph" svg:x="0.1047in" svg:y="0in" svg:width="3.8354in" svg:height="3.1972in" draw:z-index="21"><draw:image xlink:href="../images/Animation/buttons.png" xlink:type="simple" xlink:show="embed" xlink:actuate="onLoad"/></draw:frame><draw:line text:anchor-type="paragraph" draw:z-index="19" draw:style-name="gr17" draw:text-style-name="P13" svg:x1="2.3299in" svg:y1="4.0138in" svg:x2="1.8154in" svg:y2="4.0138in"><text:p/></draw:line><draw:frame text:anchor-type="paragraph" draw:z-index="18" draw:style-name="gr16" draw:text-style-name="P14" svg:width="1.1358in" svg:height="0.313in" svg:x="0.8256in" svg:y="3.9618in"><draw:text-box><text:p><text:span text:style-name="T3">Animation toolbar</text:span></text:p></draw:text-box></draw:frame></text:p><text:p text:style-name="Frame_20_contents"/><text:p text:style-name="Frame_20_contents"/><text:p text:style-name="Frame_20_contents"/><text:p text:style-name="Figure">Figure <text:sequence-ref text:reference-format="value" text:ref-name="refFigure0">1-1</text:sequence-ref>: VCR buttons and time slider</text:p><text:p text:style-name="Figure">Figure <text:sequence text:ref-name="refFigure1" text:name="Figure" text:formula="ooow:Figure" style:num-format="1">1-1</text:sequence>:Animation controls</text:p></draw:text-box></draw:frame>There are several ways that you can set the time state for an animation. You can use the <text:span text:style-name="GUIText">VCR</text:span> controls to play animations or step through them one state at a time. You can also use the <text:span text:style-name="GUIText">Time slider</text:span> to access a specific animation time state. To set the animation time state using the <text:span text:style-name="GUIText">Time slider</text:span>, click on the time slider and drag horizontally to a new time state. The <text:soft-page-break/>time state to which you drag it will be displayed in the <text:span text:style-name="GUIText">Cycle/Time</text:span> text field as you drag the time slider so you will know when to let go of the <text:span text:style-name="GUIText">Time slider</text:span>. Once you release the mouse button at a new time state, VisIt will calculate the visualized plots using the data at the specified time state.</text:p>
      <text:p text:style-name="Body">If you prefer more precise control over the time state, you can type a cycle or time into the <text:span text:style-name="GUIText">Cycle/Time</text:span> text field to make VisIt jump to the closest cycle or time for the active database. You can also highlight a new time state for the active database in the <text:span text:style-name="GUIText">Selected files</text:span> list and then click the <text:span text:style-name="GUIText">Replace</text:span> button to make VisIt change the time state for the visualization.</text:p>
      <text:h text:style-name="Heading_20_2" text:outline-level="3"><text:alphabetical-index-mark-start text:id="IMark518967104"/>Animation Window<text:alphabetical-index-mark-end text:id="IMark518967104"/></text:h>
      <text:p text:style-name="Body">You can open the <text:span text:style-name="GUIText">Animation Window</text:span>, shown in <text:sequence-ref text:reference-format="category-and-value" text:ref-name="refFigure2">Figure 1-2</text:sequence-ref>, by clicking on the <text:span text:style-name="GUIText">Animation</text:span><draw:frame draw:style-name="fr3" draw:name="Frame_AnimationWindow" text:anchor-type="char" svg:width="3.1134in" draw:z-index="23"><draw:text-box fo:min-height="2.7772in"><text:p text:style-name="Frame_20_contents"><draw:frame draw:style-name="fr9" draw:name="graphics3" text:anchor-type="paragraph" svg:width="3in" svg:height="2.1055in" draw:z-index="24"><draw:image xlink:href="../images/Animation/animation.png" xlink:type="simple" xlink:show="embed" xlink:actuate="onLoad"/></draw:frame></text:p><text:p text:style-name="Figure">Figure <text:sequence text:ref-name="refFigure2" text:name="Figure" text:formula="ooow:Figure+1" style:num-format="1">1-2</text:sequence>:Animation Window</text:p></draw:text-box></draw:frame> option in the <text:span text:style-name="GUIText">Main Window's Controls</text:span> menu. The <text:span text:style-name="GUIText">Animation Window</text:span> contains controls that allow you to turn off pipeline caching and adjust the animation playback mode and speed.</text:p>
      <text:h text:style-name="Heading_20_3" text:outline-level="4"><text:alphabetical-index-mark-start text:id="IMark518967104"/>Animation playback speed<text:alphabetical-index-mark-end text:id="IMark518967104"/></text:h>
      <text:p text:style-name="Body">The animation playback speed is used when playing flipbook or keyframe animations. The playback speed determines how fast VisIt cycles through the database states that make up the animation. Rather than using states per second as a measurement for the playback speed, VisIt uses a simple scale of slower to faster. To set the animation playback speed, use the <text:span text:style-name="GUIText">Animation speed</text:span> slider. Moving the slider to the left and slower setting slows down animations so they change time states once every few seconds. Moving the slider to the right and faster setting will make VisIt play the animation as fast as the host graphics hardware allows.</text:p>
      <text:h text:style-name="Heading_20_3" text:outline-level="4"><text:alphabetical-index-mark-start text:id="IMark518967104"/>Pipeline caching<text:alphabetical-index-mark-end text:id="IMark518967104"/></text:h>
      <text:p text:style-name="Body">When pipeline caching is enabled, VisIt tries to retain all of the geometric primitives that are used to draw a plot. This greatly speeds up animations once the geometry for all time states is cached. The downside to pipeline caching is that it can consume large amounts of memory. Pipeline caching is enabled by default, but sometimes it makes sense to turn it off. The deciding factors are the size of the database, the number of animation frames, and the number of plots in each animation frame. Try leaving pipeline caching enabled until you notice performance degradation. To turn off pipeline caching, uncheck the <text:span text:style-name="GUIText">Pipeline caching</text:span> check box in the <text:span text:style-name="GUIText">Animation </text:span><text:soft-page-break/><text:span text:style-name="GUIText">Window</text:span>.</text:p>
      <text:h text:style-name="Heading_20_3" text:outline-level="4"><text:alphabetical-index-mark-start text:id="IMark518967104"/>Animation playback mode<text:alphabetical-index-mark-end text:id="IMark518967104"/></text:h>
      <text:p text:style-name="Body">The animation playback mode determines how VisIt gets to the next time state after playing until the end of the animation. There are three animation playback modes: looping, play once, and swing. VisIt loops animations by default so once the end of the animation is reached, it starts playing from the beginning. When the animation mode is set to play once, VisIt plays the animation through until the end and then stops playing the animation. When VisIt reaches the end of the animation in swing mode, the animation starts playing in reverse until it gets to the start, at which point, it starts playing forward again. To set the animation mode, click on one of the <text:span text:style-name="GUIText">Looping</text:span>, <text:span text:style-name="GUIText">Play once</text:span>, and <text:span text:style-name="GUIText">Swing</text:span> radio buttons in the <text:alphabetical-index-mark-start text:id="IMark518967104"/><text:span text:style-name="GUIText">Animation Window</text:span><text:alphabetical-index-mark-end text:id="IMark518967104"/>.</text:p>
      <text:h text:style-name="Heading_20_1" text:outline-level="2"><text:alphabetical-index-mark-start text:id="IMark518967104"/>Keyframing<text:alphabetical-index-mark-end text:id="IMark518967104"/></text:h>
      <text:p text:style-name="Body">Keyframing is an advanced form of animation that allows you create animations where certain animation attributes such as view or plot attributes can change as the animation progresses. You can design an entire complex animation upfront by specifying a number of animation frames to be created and then you can tell VisIt which plots exist over the animation frames and how their time states map to the frames. You can also specify the plot attributes so they remain fixed over time or you can make individual plot and operator attributes evolve over time. With keyframing, you can make a plot fade out as the animation progresses, you can make a slice plane move, you can make the view slowly change, etc. Keyframe animations allow for quite complex animation behavior. </text:p>
      <text:h text:style-name="Heading_20_2" text:outline-level="3">Keyframing Window</text:h>
      <text:p text:style-name="Body">Keyframe animations are designed using VisIt's <text:span text:style-name="GUIText">Keyframing Window</text:span> (see <text:sequence-ref text:reference-format="category-and-value" text:ref-name="refFigure3">Figure 1-3</text:sequence-ref>), which you can open by selecting the <text:span text:style-name="GUIText">Keyframing</text:span> option from the <text:span text:style-name="GUIText">Main Window's Controls menu</text:span>. The window is dominated by the <text:span text:style-name="GUIText">Keyframe area</text:span>, which consists of many vertical lines that correspond to each frame in the animation and horizontal lines, or <text:span text:style-name="GUIText">Keyframe lines</text:span>, that correspond to the state attributes that are being keyframed. The horizontal lines are the most important because they allow you to move and delete keyframes and set the plot range, which is the set of animation frames over which the plot is defined.</text:p>
      <text:p text:style-name="Body"><draw:frame draw:style-name="fr4" draw:name="Frame_KeyframeWindow" text:anchor-type="paragraph" svg:width="6in" draw:z-index="3"><draw:text-box fo:min-height="4in"><text:p text:style-name="Frame_20_contents"><draw:frame draw:style-name="fr10" draw:name="graphics4" text:anchor-type="paragraph" svg:width="6in" svg:height="3.5583in" draw:z-index="4"><draw:image xlink:href="../images/Animation/keyframe1.png" xlink:type="simple" xlink:show="embed" xlink:actuate="onLoad"/></draw:frame></text:p><text:p text:style-name="Figure">Figure <text:sequence text:ref-name="refFigure3" text:name="Figure" text:formula="ooow:Figure+1" style:num-format="1">1-3</text:sequence>:Keyframing Window</text:p></draw:text-box></draw:frame><text:soft-page-break/></text:p>
      <text:h text:style-name="Heading_20_3" text:outline-level="4">Keyframing mode</text:h>
      <text:p text:style-name="Body">To create a keyframe animation, you must first open the <text:span text:style-name="GUIText">Keyframing Window</text:span> and check the <text:span text:style-name="GUIText">Keyframing enabled</text:span> check box. When VisIt is in keyframing mode, a keyframe is created for the active animation state each time you set plot or operator attributes and time is set using the <text:span text:style-name="GUIText">Animation</text:span> time slider. The <text:span text:style-name="GUIText"><text:span text:style-name="T2">Animation</text:span></text:span> time slider is a special time slider that is made active when you enter keyframing mode and the animation frame can only be set using it. Changing time using any other time slider results in a new database state keyframe instead of changing the animation frame.</text:p>
      <text:p text:style-name="Body">If you have created plots before entering keyframing mode, VisIt converts them into plots that can be keyframed when you enter keyframing mode. When you leave keyframing mode, extra keyframing attributes associated with plots are deleted, the animation containing the plots reverts to a flipbook animation, and the Animation time slider is no longer accessible.</text:p>
      <text:h text:style-name="Heading_20_3" text:outline-level="4">Setting the number of frames</text:h>
      <text:p text:style-name="Body">When you go into keyframing mode for the first time, having never set a number of keyframes, VisIt will use the number of states in the active database for the number of frames in the new keyframe animation. The number of frames in the keyframe animation will vary with the length <text:soft-page-break/>of the database with the most time states unless you manually specify a number of animation frames, which you can do by entering a new number of frames into the <text:span text:style-name="GUIText">Keyframing Window's Number of frames</text:span> text field. Once you enter a number of frames, the number of frames will not change unless you change it.</text:p>
      <text:h text:style-name="Heading_20_3" text:outline-level="4">Adding a keyframe</text:h>
      <text:p text:style-name="Body"><draw:frame draw:style-name="fr4" draw:name="Frame_KeyframeArea" text:anchor-type="paragraph" svg:width="5.5646in" draw:z-index="5"><draw:text-box fo:min-height="3in"><text:p text:style-name="Frame_20_contents"><draw:frame draw:style-name="fr8" draw:name="graphics5" text:anchor-type="paragraph" svg:x="0.1181in" svg:y="0.1457in" svg:width="3.4307in" svg:height="2.3453in" draw:z-index="6"><draw:image xlink:href="../images/Animation/keyframearea.png" xlink:type="simple" xlink:show="embed" xlink:actuate="onLoad"/></draw:frame><draw:g text:anchor-type="paragraph" draw:z-index="7" draw:style-name="gr1"><draw:frame draw:style-name="gr12" draw:text-style-name="P14" svg:width="1.3335in" svg:height="0.2606in" svg:x="4.1374in" svg:y="0.3028in"><draw:text-box><text:p><text:span text:style-name="T3">Plot time range</text:span></text:p></draw:text-box></draw:frame><draw:frame draw:style-name="gr12" draw:text-style-name="P14" svg:width="1.3335in" svg:height="0.2606in" svg:x="4.1374in" svg:y="0.6965in"><draw:text-box><text:p><text:span text:style-name="T3">Keyframe indicators</text:span></text:p></draw:text-box></draw:frame><draw:frame draw:style-name="gr12" draw:text-style-name="P14" svg:width="1.3335in" svg:height="0.2606in" svg:x="4.1374in" svg:y="1.4839in"><draw:text-box><text:p><text:span text:style-name="T3">Active frame</text:span></text:p></draw:text-box></draw:frame><draw:frame draw:style-name="gr12" draw:text-style-name="P14" svg:width="1.3335in" svg:height="0.2606in" svg:x="4.1374in" svg:y="2.2717in"><draw:text-box><text:p><text:span text:style-name="T3">Keyframe time slider</text:span></text:p></draw:text-box></draw:frame><draw:line draw:style-name="gr13" draw:text-style-name="P13" svg:x1="4.137in" svg:y1="2.3756in" svg:x2="3.5472in" svg:y2="2.3756in"><text:p/></draw:line><draw:line draw:style-name="gr13" draw:text-style-name="P13" svg:x1="4.0854in" svg:y1="0.4071in" svg:x2="1.2311in" svg:y2="1.0528in"><text:p/></draw:line><draw:line draw:style-name="gr13" draw:text-style-name="P13" svg:x1="4.0854in" svg:y1="0.8126in" svg:x2="2.7102in" svg:y2="1.0524in"><text:p/></draw:line><draw:line draw:style-name="gr14" draw:text-style-name="P13" svg:x1="3.3874in" svg:y1="1.2398in" svg:x2="4.0854in" svg:y2="0.8126in"><text:p/></draw:line><draw:line draw:style-name="gr13" draw:text-style-name="P13" svg:x1="4.0539in" svg:y1="1.6256in" svg:x2="1.9811in" svg:y2="1.6256in"><text:p/></draw:line></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igure">Figure <text:sequence text:ref-name="refFigure4" text:name="Figure" text:formula="ooow:Figure+1" style:num-format="1">1-4</text:sequence>:Keyframe area</text:p></draw:text-box></draw:frame>To add a keyframe, you must first have created some plots and put VisIt into keyframing mode by clicking the <text:span text:style-name="GUIText">Keyframing enabled</text:span> check box in the <text:span text:style-name="GUIText">Keyframing Window</text:span>. After you have plots and VisIt is in keyframing mode, you can add a keyframe by opening a plot's attribute window, changing settings, and clicking its <text:span text:style-name="GUIText">Apply</text:span> button. To set a keyframe for a later frame in the animation, move the <text:span text:style-name="GUIText">Keyframe time</text:span> slider, which is located under the <text:span text:style-name="GUIText">Keyframe area</text:span> (see <text:sequence-ref text:reference-format="category-and-value" text:ref-name="refFigure4">Figure 1-4</text:sequence-ref>), to a later time and change the plot attributes again. Each time you add a keyframe to the animation, a small black diamond, called a <text:span text:style-name="GUIText">Keyframe indicator</text:span>, will appear along the <text:span text:style-name="GUIText">Keyframe line</text:span> for the plot. When you play through the animation using any of VisIt's animation controls, the plot attributes are calculated for each animation frame and they are used to influence how the plots look when they appear in the vis window.</text:p>
      <text:h text:style-name="Heading_20_3" text:outline-level="4"><text:alphabetical-index-mark-start text:id="IMark518967104" text:key1="Keyframing"/>Adding a database state keyframe<text:alphabetical-index-mark-end text:id="IMark518967104"/></text:h>
      <text:p text:style-name="Body">Each plot that exists at a particular animation frame must use a specific database state so the correct data will be plotted. When VisIt is in keyframing mode, the database state can also be keyframed so you can control the database state used for a plot at any given animation frame. The ability to set an arbitrary database state keyframe for a plot allows you to control the flow of time in novel ways. You can, for example, slow down time, stop time, or even make time flow backwards for a little while.</text:p>
      <text:p text:style-name="Body"><text:soft-page-break/>There are two ways to set database state keyframes in VisIt. The first way is to move the <text:span text:style-name="GUIText">Keyframe time</text:span> slider to the desired animation frame, enter a new number into the text field next to the <text:span text:style-name="GUIText">Keyframe Window's Add state keyframe</text:span> button, and the click the <text:span text:style-name="GUIText">Add state keyframe</text:span> button. As an alternative, you can use the<text:span text:style-name="GUIText"> Main Window's Time slider</text:span> to create a database state keyframe, provided the active time slider is not the Animation time slider. To set a database state keyframe using the <text:span text:style-name="GUIText">Time slider</text:span>, select a new database time slider from the Active time slider combo box and then change time states using the <text:span text:style-name="GUIText">Time slider</text:span>. Instead of changing the active state for the plots that use the specified database, VisIt uses the information to create a new database state keyframe for the active animation frame.</text:p>
      <text:h text:style-name="Heading_20_3" text:outline-level="4"><text:alphabetical-index-mark-start text:id="IMark518967104" text:key1="Keyframing"/>Adding a view keyframe<text:alphabetical-index-mark-end text:id="IMark518967104"/></text:h>
      <text:p text:style-name="Body">In addition to being able to add keyframes for plot attributes, operator attributes, and database states, you can also set view keyframes so you can create sophisticated fly-bys of your data. To create a view keyframe, you must interactively change the view in the vis window using the mouse or specify an exact view in the <text:span text:style-name="GUIText">View Window</text:span>. Once the view is where you want it for the active animation frame, open the <text:span text:style-name="GUIText">View Window</text:span> and click the <text:span text:style-name="GUIText">Make camera keyframe from view</text:span> button on the <text:span text:style-name="GUIText">Advanced</text:span> tab in order to make a view keyframe. Once the view keyframe has been added, a keyframe indicator will be drawn in the <text:span text:style-name="GUIText">Keyframing Window</text:span>.</text:p>
      <text:p text:style-name="Body">VisIt will not use view keyframes by default when you are in keyframing mode because it can be disruptive for VisIt to set the view while you are still adding view keyframes. Once you are satisfied with your view keyframes, click the <text:span text:style-name="GUIText">Copy view from camera</text:span> button on the <text:span text:style-name="GUIText">Advanced</text:span> tab in the <text:span text:style-name="GUIText">View Window</text:span> in order to allow VisIt to set the view using the view keyframes when you change animation frames.</text:p>
      <text:h text:style-name="Heading_20_3" text:outline-level="4"><text:alphabetical-index-mark-start text:id="IMark518967104" text:key1="Keyframing"/>Deleting a keyframe<text:alphabetical-index-mark-end text:id="IMark518967104"/></text:h>
      <text:p text:style-name="Body">To delete a keyframe, move the mouse over a <text:span text:style-name="GUIText">Keyframe indicator</text:span> and right click on it with the mouse once the indicator becomes highlighted.</text:p>
      <text:h text:style-name="Heading_20_3" text:outline-level="4"><text:alphabetical-index-mark-start text:id="IMark518967104" text:key1="Keyframing"/>Moving a keyframe<text:alphabetical-index-mark-end text:id="IMark518967104"/></text:h>
      <text:p text:style-name="Body">To move a keyframe, move the mouse over a <text:span text:style-name="GUIText">Keyframe indicator</text:span>, click the left mouse button and drag the <text:span text:style-name="GUIText">Keyframe indicator</text:span> left or right to a different animation frame. If at any point you drag the <text:span text:style-name="GUIText">Keyframe indicator</text:span> outside of the green area, which is the plot time range, and release the mouse button, moving the keyframe is cancelled and the <text:span text:style-name="GUIText">Keyframe indicator</text:span> returns to its former animation frame.</text:p>
      <text:h text:style-name="Heading_20_3" text:outline-level="4"><text:soft-page-break/><text:alphabetical-index-mark-start text:id="IMark518967104" text:key1="Keyframing"/>Changing the plot time range<text:alphabetical-index-mark-end text:id="IMark518967104"/></text:h>
      <text:p text:style-name="Body">The plot time range determines when a plot appears or disappears in a keyframed animation. Since VisIt allows plots to exist over a subset of the animation frames, you can set a plot's plot range in the <text:span text:style-name="GUIText">Keyframe area</text:span> to make a plot appear later in an animation or be removed before the animation reaches the last frame. You may find it useful to set the plot range if you've increased the number of animation frames but found that the plot range did not expand to fill the new frames. To change the plot time range, you left-click on the beginning or ending edges of the <text:span text:style-name="GUIText">Plot time range</text:span> (the green band on the <text:span text:style-name="GUIText">Keyframe line</text:span>) in the <text:span text:style-name="GUIText">Keyframe area</text:span> and drag it to a new animation frame.</text:p>
      <text:h text:style-name="Heading_20_1" text:outline-level="2"><text:alphabetical-index-mark-start text:id="IMark518967104"/>Session files<text:alphabetical-index-mark-end text:id="IMark518967104"/></text:h>
      <text:p text:style-name="Body">A session file is an XML file that contains all of the necessary information to recreate the plots and visualization windows used in a VisIt session. You can set up complex visualizations, save a session file, and then run a new VisIt session later and be able to pick up exactly where you left off when you saved the session file. If you often look at the same types of plots with the same complex setup then you should save a session file for your visualization once you've set it up so you don't have to do any manual setup in the future.</text:p>
      <text:h text:style-name="Heading_20_2" text:outline-level="3"><text:alphabetical-index-mark-start text:id="IMark518967104"/>Saving session<text:alphabetical-index-mark-end text:id="IMark518967104"/></text:h>
      <text:p text:style-name="Body">Once you have set up your plots, you can select <text:span text:style-name="GUIText">Save session</text:span> option in the <text:span text:style-name="GUIText">Main Window's File</text:span> menu to open up a <text:span text:style-name="GUIText">Save file </text:span>dialog. Once the <text:span text:style-name="GUIText">Save file</text:span> dialog is opened, select the location and filename that you want to use to store the session file. By default, VisIt stores all session files in your .visit directory on UNIX and MacOS X computers and in the directory where VisIt was installed on Windows computers. Once you select the location and filename to use when saving the session file, VisIt writes an XML description of the complete state of all vis windows, plots, and GUI windows into the session file so the next time you come into VisIt, you can completely restore your VisIt session.</text:p>
      <text:h text:style-name="Heading_20_2" text:outline-level="3"><text:alphabetical-index-mark-start text:id="IMark518967104"/>Restoring session<text:alphabetical-index-mark-end text:id="IMark518967104"/></text:h>
      <text:p text:style-name="Body">Restoring a VisIt session file deletes all plots, closes all databases, etc before VisIt reads the session file to get back to the state described in the session file. After restoring a session file, VisIt will look exactly like it did when the session file was saved. To restore a session file, click the <text:span text:style-name="GUIText">Restore session</text:span> option from the <text:span text:style-name="GUIText">Main Window's File </text:span>menu to open an <text:span text:style-name="GUIText">Open file</text:span> dialog. Choose a session file to open using the <text:span text:style-name="GUIText">Open file</text:span> dialog. Once you've chosen a file, VisIt restores the session using the selected session file. If you are on the Windows platform, you can double-click session files (.vses files) stored on your computer in order to directly open them with VisIt.</text:p>
      <text:h text:style-name="Heading_20_1" text:outline-level="2"><text:soft-page-break/>Scripting</text:h>
      <text:p text:style-name="Body">Scripting is an alternate method of producing animations that can have the simplicity of flipbook animations with the flexibility of keyframing. Scripting animations is more difficult than other methods because you have to script each event by writing a Python or Java program to control VisIt's viewer. One clear strength of this method is that it is very reproducible and can be used to generate animation frames in a batch computing environment. For in-depth information about writing Python scripts for Visit, consult the <text:span text:style-name="T1">Visit Python Interface</text:span> document.</text:p>
      <text:h text:style-name="Heading_20_2" text:outline-level="3"><text:alphabetical-index-mark-start text:id="IMark518967104"/>Command Window<text:alphabetical-index-mark-end text:id="IMark518967104"/></text:h>
      <text:p text:style-name="Body"><draw:frame draw:style-name="fr5" draw:name="Frame_CommandWindow" text:anchor-type="paragraph" svg:width="6.1165in" draw:z-index="8"><draw:text-box fo:min-height="3.1854in"><text:p text:style-name="Frame_20_contents"><draw:frame draw:style-name="fr8" draw:name="graphics7" text:anchor-type="paragraph" svg:x="2.9756in" svg:y="0.0835in" svg:width="3.0701in" svg:height="2.0799in" draw:z-index="10"><draw:image xlink:href="../images/Animation/visitcliwindow.png" xlink:type="simple" xlink:show="embed" xlink:actuate="onLoad"/></draw:frame><draw:frame draw:style-name="fr8" draw:name="graphics6" text:anchor-type="paragraph" svg:x="0.0898in" svg:y="0.0937in" svg:width="2.8in" svg:height="2.6098in" draw:z-index="9"><draw:image xlink:href="../images/Animation/commandwindow.png" xlink:type="simple" xlink:show="embed" xlink:actuate="onLoad"/></draw:frame></text:p><text:p text:style-name="Figure">Figure <text:sequence text:ref-name="refFigure5" text:name="Figure" text:formula="ooow:Figure+1" style:num-format="1">1-5</text:sequence>:Command Window and CLI program window</text:p></draw:text-box></draw:frame>It is possible for VisIt's GUI and Python Interface to share the same viewer component at runtime. When you invoke visit at the command line, VisIt's GUI is launched. When you invoke <text:span text:style-name="T1">visit -cli</text:span> at the command line, VisIt's CLI (Python interface) is launched. If you want to use both components simultaneously then you can use VisIt's <text:span text:style-name="GUIText">Command Window</text:span>. The <text:span text:style-name="GUIText">Command Window</text:span> can be opened by clicking on the <text:span text:style-name="GUIText">Command</text:span> menu option in the <text:span text:style-name="GUIText">Main Window's Controls menu</text:span>. The <text:span text:style-name="GUIText">Command Window</text:span> consists of a set of eight tabs in which you can type Python scripts. When you type a Python script into one of the tabs, you can then click the tab's <text:span text:style-name="GUIText">Execute</text:span> button to make VisIt try and interpret your Python code. If VisIt detects that it has no Python interpreting service available, it will launch the CLI (connected to the same viewer component) and then tell the CLI to execute your Python code. Note that the <text:span text:style-name="GUIText">Command Window</text:span> is just for editing Python scripts. Any output that results from the Python code's execution will be displayed in the CLI program window (see <text:sequence-ref text:reference-format="category-and-value" text:ref-name="refFigure5">Figure 1-5</text:sequence-ref>).</text:p>
      <text:h text:style-name="Heading_20_3" text:outline-level="4"><text:soft-page-break/><text:alphabetical-index-mark text:string-value="Saving Python scripts" text:key1="Command Window"/>Saving the Command Window's Python scripts</text:h>
      <text:p text:style-name="Body">The <text:span text:style-name="GUIText">Command Window</text:span> is meant to be a sandbox for experimenting with small Python scripts that help you visualize your data. You will often hit upon small scripts that can be used over and over. The scripts in each of the eight tabs in the <text:span text:style-name="GUIText">Command Window</text:span> can be saved for future VisIt sessions if you save your settings. Once you save your settings, any Python scripts that are present in the <text:span text:style-name="GUIText">Command Window</text:span> are preserved for future use.</text:p>
      <text:h text:style-name="Heading_20_3" text:outline-level="4"><text:alphabetical-index-mark-start text:id="IMark518967104" text:key1="Command Window"/>Clearing a Python script from a tab<text:alphabetical-index-mark-end text:id="IMark518967104"/></text:h>
      <text:p text:style-name="Body">If a Python script in one of the <text:span text:style-name="GUIText">Command Window's</text:span> tabs is no longer useful then you can click that tab's <text:span text:style-name="GUIText">Clear</text:span> button to clear out the contents of the tab so you can begin creating a new script in that tab. If you want VisIt to permanently delete the script from the tab then you must save your settings after clicking the <text:span text:style-name="GUIText">Clear</text:span> button.</text:p>
      <text:h text:style-name="Heading_20_3" text:outline-level="4"><text:alphabetical-index-mark-start text:id="IMark518967104" text:key1="Command Window"/>Using the GUI and CLI to design a script<text:alphabetical-index-mark-end text:id="IMark518967104"/></text:h>
      <text:p text:style-name="Body">Writing a Python script that performs visualization from scratch can be difficult. The process of setting up a complex visualization can be simplified by using both the GUI and the CLI at the same time. For example, you can use VisIt's GUI to set up the plots that you initially want to visualize and then you can save out a session file that captures that setup. Next, you can open a text editor and create a new Python script. The first line of your Python script can use VisIt's <text:span text:style-name="Emphasis">RestoreSession</text:span> command to restore the session file that you set up with the GUI from within the Python scripting environment. For more information on functions and objects available in VisIt's Python interface, see the <text:span text:style-name="Emphasis">VisIt Python Interface</text:span> manual. After using the <text:span text:style-name="Emphasis">RestoreSession</text:span> function to set VisIt situated with all of the right plots, you can proceed with more advanced Python scripting to alter the view or move slice planes, etc. Once you've completed your Python script in a text editor, you can pasted it into the <text:span text:style-name="GUIText">Command Window</text:span> to test it or you can pass it along to VisIt's command line movie tools to make a movie.</text:p>
      <text:h text:style-name="Heading_20_3" text:outline-level="4"><text:alphabetical-index-mark text:string-value="Wwhen there are multiple user interfaces" text:key1="Quitting VisIt"/>Quitting VisIt when there are multiple user interfaces</text:h>
      <text:p text:style-name="Body"><text:soft-page-break/>When you use the <text:span text:style-name="GUIText">Command Window</text:span>, VisIt launches the VisIt Python interface (CLI) to interpret the Python scripts that you enter into the <text:span text:style-name="GUIText">Command Window</text:span>. This means that you have two user interfaces attached to the same viewer component. When more than one user interface is attached to the viewer, VisIt asks you if you want to quit all user interfaces when you click the <text:span text:style-name="GUIText">Quit</text:span> option in the <text:span text:style-name="GUIText">Main Window's File menu</text:span> (see <text:sequence-ref text:reference-format="category-and-value" text:ref-name="refFigure6">Figure 1-6</text:sequence-ref>). If you choose to quit all user interfaces then VisIt totally quits. If you choose instead to just quit the GUI then the CLI program will remain active and just the GUI will terminate. This allows you to selectively close user interfaces that you no longer need. When all of the user interface programs (GUI, CLI, Java, etc.) attached to the viewer have closed, the viewer itself closes down.<draw:frame draw:style-name="fr6" draw:name="Frame_QuitPrompt" text:anchor-type="char" svg:width="5.1689in" svg:height="1.8118in" draw:z-index="11"><draw:text-box><text:p text:style-name="Frame_20_contents"><draw:frame draw:style-name="fr8" draw:name="graphics8" text:anchor-type="paragraph" svg:x="0.052in" svg:y="0in" svg:width="5in" svg:height="1.1098in" draw:z-index="12"><draw:image xlink:href="../images/Animation/multiplequit.png" xlink:type="simple" xlink:show="embed" xlink:actuate="onLoad"/></draw:frame></text:p><text:p text:style-name="Figure">Figure <text:sequence text:ref-name="refFigure6" text:name="Figure" text:formula="ooow:Figure+1" style:num-format="1">1-6</text:sequence>:Quit prompt when using multiple user interfaces</text:p></draw:text-box></draw:frame></text:p>
      <text:h text:style-name="Heading_20_1" text:outline-level="2">Movie tools</text:h>
      <text:p text:style-name="Body">VisIt provides a command line utility based on VisIt's Command Line Interface that is called <text:span text:style-name="Emphasis">visit -movie</text:span>. The <text:span text:style-name="Emphasis">visit -movie</text:span> movie generation utility is installed with all versions of VisIt and can be used to generate movies using session files or Python scripts as input. If you want to design movies based on visualizations that you have created while using VisIt's GUI then you might also want to read about the <text:span text:style-name="GUIText">Save movie wizard</text:span>. If the visit command is in your path then typing <text:span text:style-name="Emphasis">visit -movie</text:span> at the command prompt, regardless of the platform that you are using, will launch the <text:span text:style-name="Emphasis">visit -movie</text:span> utility. The following table lists <text:span text:style-name="Emphasis">visit -movie'</text:span>s command line arguments:</text:p>
      <table:table table:name="Table1" table:style-name="Table1">
        <table:table-column table:style-name="Table1.A"/>
        <table:table-column table:style-name="Table1.B"/>
        <table:table-row>
          <table:table-cell table:style-name="Table1.A1" office:value-type="string">
            <text:p text:style-name="Table_20_Contents">Argument</text:p>
          </table:table-cell>
          <table:table-cell table:style-name="Table1.B1" office:value-type="string">
            <text:p text:style-name="Table_20_Contents">Description</text:p>
          </table:table-cell>
        </table:table-row>
        <table:table-row>
          <table:table-cell table:style-name="Table1.A2" office:value-type="string">
            <text:p text:style-name="Table_20_Contents">-format fmt</text:p>
          </table:table-cell>
          <table:table-cell table:style-name="Table1.B2" office:value-type="string">
            <text:p text:style-name="Table_20_Contents">The format option allows you to set the output format for your movie. The supported values for fmt are: </text:p>
            <text:p text:style-name="Table_20_Contents">mpeg : MPEG 2 movie.</text:p>
            <text:p text:style-name="Table_20_Contents">qt <text:s text:c="2"/>: Quicktime movie.</text:p>
            <text:p text:style-name="Table_20_Contents">sm <text:s text:c="2"/>: Streaming movie format.</text:p>
            <text:p text:style-name="Table_20_Contents">png : Save raw movie frames as individual PNG files.</text:p>
            <text:p text:style-name="Table_20_Contents">ppm <text:s/>: Save raw movie frames as individual PPM files.</text:p>
            <text:p text:style-name="Table_20_Contents">tiff : Save raw movie frames as individual TIFF files.</text:p>
            <text:p text:style-name="Table_20_Contents">jpeg : Save raw movie frames as individual JPEG files.</text:p>
            <text:p text:style-name="Table_20_Contents">bmp <text:s/>: Save raw movie frames as individual BMP (Windows Bitmap) files.</text:p>
            <text:p text:style-name="Table_20_Contents">rgb <text:s/>: Save raw movie frames as individual RGB (SGI format) files.</text:p>
          </table:table-cell>
        </table:table-row>
        <text:soft-page-break/>
        <table:table-row>
          <table:table-cell office:value-type="string">
            <text:p text:style-name="Table_20_Contents">-geometry size</text:p>
          </table:table-cell>
          <table:table-cell office:value-type="string">
            <text:p text:style-name="Table_20_Contents">The geometry option allows you to set the movie resolution. The size argument is of the form WxH where W is the width of the image and H is the height of the image. For example, if you want an image that is 1024 pixels wide and 768 pixels tall, you would provide: -geometry 1024x768.</text:p>
          </table:table-cell>
        </table:table-row>
        <table:table-row>
          <table:table-cell office:value-type="string">
            <text:p text:style-name="Table_20_Contents">-sessionfile name</text:p>
          </table:table-cell>
          <table:table-cell office:value-type="string">
            <text:p text:style-name="Table_20_Contents">The sessionfile option lets you pick the name of the VisIt session to use as input for your movie. The VisIt session is a file that describes the movie that you want to make and it is created when you save your session from within VisIt's GUI after you set up your plots how you want them.</text:p>
          </table:table-cell>
        </table:table-row>
        <table:table-row>
          <table:table-cell office:value-type="string">
            <text:p text:style-name="Table_20_Contents">-scriptfile name</text:p>
          </table:table-cell>
          <table:table-cell office:value-type="string">
            <text:p text:style-name="Table_20_Contents">The scriptfile option lets you pick the name of a VisIt Python script to use as input for your movie.</text:p>
          </table:table-cell>
        </table:table-row>
        <table:table-row>
          <table:table-cell office:value-type="string">
            <text:p text:style-name="Table_20_Contents">-framestep name</text:p>
          </table:table-cell>
          <table:table-cell office:value-type="string">
            <text:p text:style-name="Table_20_Contents">The number of frames to advance when going to the next frame.</text:p>
          </table:table-cell>
        </table:table-row>
        <table:table-row>
          <table:table-cell office:value-type="string">
            <text:p text:style-name="Table_20_Contents"/>
          </table:table-cell>
          <table:table-cell office:value-type="string">
            <text:p text:style-name="Table_20_Contents">The frame at which to start.</text:p>
          </table:table-cell>
        </table:table-row>
        <table:table-row>
          <table:table-cell office:value-type="string">
            <text:p text:style-name="Table_20_Contents">-end frame</text:p>
          </table:table-cell>
          <table:table-cell office:value-type="string">
            <text:p text:style-name="Table_20_Contents">The frame at which to end.</text:p>
          </table:table-cell>
        </table:table-row>
        <table:table-row>
          <table:table-cell office:value-type="string">
            <text:p text:style-name="Table_20_Contents">-output</text:p>
          </table:table-cell>
          <table:table-cell office:value-type="string">
            <text:p text:style-name="Table_20_Contents">The output option lets you set the name of your movie.</text:p>
          </table:table-cell>
        </table:table-row>
        <table:table-row>
          <table:table-cell office:value-type="string">
            <text:p text:style-name="Table_20_Contents">-fps number</text:p>
          </table:table-cell>
          <table:table-cell office:value-type="string">
            <text:p text:style-name="Table_20_Contents">Sets the frames per second at which the movie should be played.</text:p>
          </table:table-cell>
        </table:table-row>
      </table:table>
      <text:p text:style-name="Body"/>
      <text:p text:style-name="Body">The <text:span text:style-name="Emphasis">visit -movie</text:span> utility always supports creation of series of image files but it does not always support creation of movie formats such as QuickTime, or Streaming movie. Support for movie formats varies based on the platform. QuickTime and Streaming movie formats are currently limited to computers running IRIX and the appropriate movie conversion tools (<text:span text:style-name="Emphasis">makemovie</text:span>, <text:span text:style-name="Emphasis">img2sm</text:span>) must be in your path or VisIt will create a series of image files instead of a single movie file. You can always <text:s/>use <text:span text:style-name="Emphasis">visit -movie</text:span> to generate the individual movie frames and then use your favorite movie generation software to convert the frames into a single movie file.<draw:frame draw:style-name="fr7" draw:name="Frame_MovieGeneration" text:anchor-type="char" svg:width="2.8583in" svg:height="4.5673in" draw:z-index="13"><draw:text-box><text:p text:style-name="Frame_20_contents"><draw:frame draw:style-name="fr8" draw:name="graphics9" text:anchor-type="paragraph" svg:x="0.1256in" svg:y="0in" svg:width="1.7902in" svg:height="3.4799in" draw:z-index="14"><draw:image xlink:href="../images/Animation/movieoptions.png" xlink:type="simple" xlink:show="embed" xlink:actuate="onLoad"/></draw:frame><draw:g text:anchor-type="paragraph" draw:z-index="15" draw:style-name="gr1"><draw:frame draw:style-name="gr15" draw:text-style-name="P14" svg:width="0.7398in" svg:height="0.6358in" svg:x="2.1807in" svg:y="0.848in"><draw:text-box><text:p><text:span text:style-name="T3">Movie generation options</text:span></text:p></draw:text-box></draw:frame><draw:line draw:style-name="gr13" draw:text-style-name="P13" svg:x1="2.1807in" svg:y1="0.9528in" svg:x2="1.7118in" svg:y2="0.9528in"><text:p/></draw:line></draw:g></text:p><text:p text:style-name="Figure">Figure <text:sequence text:ref-name="refFigure7" text:name="Figure" text:formula="ooow:Figure+1" style:num-format="1">1-7</text:sequence>: Movie generation options for session files on the Windows platform</text:p></draw:text-box></draw:frame></text:p>
      <text:p text:style-name="Body">If you browse the Windows file system and come across a VisIt session file, which on Windows ends with a <text:span text:style-name="Emphasis">.vses</text:span> extension, you can right click on the file and choose from several movie generation options. The movie generation options make one-click movie generation possible so you don't have to master the arguments for <text:span text:style-name="Emphasis">visit -movie</text:span> like you do on other platforms. After selecting a movie generation option for a VisIt session file, Windows runs <text:span text:style-name="Emphasis">visit -movie</text:span> implicitly with the right arguments and saves out the movie frames to the same directory that <text:soft-page-break/>contains the session file. The movie generations option in a session file's context menu are shown in <text:sequence-ref text:reference-format="category-and-value" text:ref-name="refFigure7">Figure 1-7</text:sequence-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12</text:page-number></text:p>
      </style:footer>
    </style:master-page>
    <style:master-page style:name="First_20_Page" style:display-name="First Page" style:page-layout-name="Mpm2" style:next-style-name="Left_20_Page">
      <style:footer>
        <text:p text:style-name="MP3"><text:page-number text:select-page="current">12</text:page-number></text:p>
      </style:footer>
    </style:master-page>
    <style:master-page style:name="Left_20_Page" style:display-name="Left Page" style:page-layout-name="Mpm3" style:next-style-name="Right_20_Page">
      <style:header>
        <text:p text:style-name="MP4"><text:chapter text:display="name" text:outline-level="2">Scripting</text:chapter></text:p>
      </style:header>
      <style:footer>
        <text:p text:style-name="Footer"><text:page-number text:select-page="current">12</text:page-number></text:p>
      </style:footer>
    </style:master-page>
    <style:master-page style:name="Right_20_Page" style:display-name="Right Page" style:page-layout-name="Mpm4" style:next-style-name="Left_20_Page">
      <style:header>
        <text:p text:style-name="MP5"><text:chapter text:display="name" text:outline-level="2">Keyframing</text:chapter></text:p>
      </style:header>
      <style:footer>
        <text:p text:style-name="MP6"><text:page-number text:select-page="current">12</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creation-date>2010-09-07T16:22:37</meta:creation-date>
    <dc:language>en-US</dc:language>
    <meta:editing-cycles>3</meta:editing-cycles>
    <meta:editing-duration>PT3M43S</meta:editing-duration>
    <meta:initial-creator>Brad Whitlock</meta:initial-creator>
    <dc:date>2010-09-08T11:36:20</dc:date>
    <dc:creator>Brad Whitlock</dc:creator>
    <meta:document-statistic meta:table-count="1" meta:image-count="9" meta:object-count="0" meta:page-count="13" meta:paragraph-count="113" meta:word-count="4403" meta:character-count="25409"/>
    <meta:user-defined meta:name="Info 2"/>
    <meta:user-defined meta:name="Info 3"/>
    <meta:user-defined meta:name="Info 4"/>
    <meta:user-defined meta:name="Subdocument Chapter name">Animation and Keyframing</meta:user-defined>
  </office:meta>
</office:document-meta>
</file>